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Inconsolata" svg:font-family="Inconsolata" style:font-pitch="fixed"/>
    <style:font-face style:name="Nuhalin 3" svg:font-family="'Nuhalin 3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P1" style:family="paragraph" style:parent-style-name="Standard">
      <style:text-properties fo:color="#003c3d" style:font-name="Nuhalin 3" fo:font-size="8pt" officeooo:rsid="001636c3" officeooo:paragraph-rsid="0021e54d" style:font-size-asian="8pt" style:font-size-complex="8pt"/>
    </style:style>
    <style:style style:name="P2" style:family="paragraph" style:parent-style-name="Standard">
      <style:text-properties fo:color="#003c3d" style:font-name="Nuhalin 3" fo:font-size="8pt" officeooo:rsid="0023e3f0" officeooo:paragraph-rsid="003ecb1b" style:font-size-asian="8pt" style:font-size-complex="8pt"/>
    </style:style>
    <style:style style:name="P3" style:family="paragraph" style:parent-style-name="Standard">
      <style:text-properties fo:color="#003c3d" style:font-name="Nuhalin 3" fo:font-size="6.40000009536743pt" officeooo:rsid="002ed88c" officeooo:paragraph-rsid="002ed88c" style:font-size-asian="6.40000009536743pt" style:font-size-complex="6.40000009536743pt"/>
    </style:style>
    <style:style style:name="P4" style:family="paragraph" style:parent-style-name="Standard">
      <style:text-properties fo:color="#003c3d" style:font-name="Nuhalin 3" fo:font-size="6.40000009536743pt" officeooo:rsid="0023e3f0" officeooo:paragraph-rsid="003ecb1b" style:font-size-asian="6.40000009536743pt" style:font-size-complex="6.40000009536743pt"/>
    </style:style>
    <style:style style:name="P5" style:family="paragraph" style:parent-style-name="Standard">
      <style:text-properties style:font-name="Inconsolata" officeooo:rsid="001636c3" officeooo:paragraph-rsid="001636c3"/>
    </style:style>
    <style:style style:name="P6" style:family="paragraph" style:parent-style-name="Standard">
      <style:text-properties style:font-name="Inconsolata" officeooo:rsid="001636c3" officeooo:paragraph-rsid="0023e3f0"/>
    </style:style>
    <style:style style:name="P7" style:family="paragraph" style:parent-style-name="Standard">
      <style:text-properties style:font-name="Inconsolata" officeooo:rsid="001636c3" officeooo:paragraph-rsid="0021e54d"/>
    </style:style>
    <style:style style:name="P8" style:family="paragraph" style:parent-style-name="Standard">
      <style:text-properties style:font-name="Inconsolata" officeooo:rsid="001636c3" officeooo:paragraph-rsid="0050667a"/>
    </style:style>
    <style:style style:name="P9" style:family="paragraph" style:parent-style-name="Standard">
      <style:text-properties style:font-name="Inconsolata" officeooo:rsid="0023e3f0" officeooo:paragraph-rsid="0027760c"/>
    </style:style>
    <style:style style:name="P10" style:family="paragraph" style:parent-style-name="Standard">
      <style:text-properties style:font-name="Inconsolata" officeooo:rsid="0023e3f0" officeooo:paragraph-rsid="002722ad"/>
    </style:style>
    <style:style style:name="P11" style:family="paragraph" style:parent-style-name="Standard">
      <style:text-properties style:font-name="Inconsolata" officeooo:rsid="002722ad" officeooo:paragraph-rsid="002722ad"/>
    </style:style>
    <style:style style:name="P12" style:family="paragraph" style:parent-style-name="Standard">
      <style:text-properties style:font-name="Inconsolata" officeooo:rsid="0050667a" officeooo:paragraph-rsid="0050667a"/>
    </style:style>
    <style:style style:name="P13" style:family="paragraph" style:parent-style-name="Standard">
      <style:text-properties officeooo:rsid="001636c3" officeooo:paragraph-rsid="0021e54d"/>
    </style:style>
    <style:style style:name="P14" style:family="paragraph" style:parent-style-name="Standard">
      <style:text-properties officeooo:rsid="001636c3" officeooo:paragraph-rsid="001636c3"/>
    </style:style>
    <style:style style:name="P15" style:family="paragraph" style:parent-style-name="Standard">
      <style:text-properties officeooo:rsid="001636c3" officeooo:paragraph-rsid="0023e3f0"/>
    </style:style>
    <style:style style:name="P16" style:family="paragraph" style:parent-style-name="Standard">
      <style:text-properties officeooo:rsid="001636c3" officeooo:paragraph-rsid="002722ad"/>
    </style:style>
    <style:style style:name="P17" style:family="paragraph" style:parent-style-name="Standard">
      <style:text-properties officeooo:rsid="001636c3" officeooo:paragraph-rsid="0027760c"/>
    </style:style>
    <style:style style:name="P18" style:family="paragraph" style:parent-style-name="Standard">
      <style:text-properties officeooo:rsid="001636c3" officeooo:paragraph-rsid="002ed88c"/>
    </style:style>
    <style:style style:name="P19" style:family="paragraph" style:parent-style-name="Standard">
      <style:text-properties officeooo:rsid="001636c3" officeooo:paragraph-rsid="003731d9"/>
    </style:style>
    <style:style style:name="P20" style:family="paragraph" style:parent-style-name="Standard">
      <style:text-properties officeooo:rsid="001636c3" officeooo:paragraph-rsid="0050667a"/>
    </style:style>
    <style:style style:name="P21" style:family="paragraph" style:parent-style-name="Standard">
      <style:text-properties officeooo:rsid="001636c3" officeooo:paragraph-rsid="00521b2b"/>
    </style:style>
    <style:style style:name="P22" style:family="paragraph" style:parent-style-name="Standard">
      <style:text-properties officeooo:rsid="001636c3" officeooo:paragraph-rsid="0053f622"/>
    </style:style>
    <style:style style:name="P23" style:family="paragraph" style:parent-style-name="Standard">
      <style:text-properties officeooo:rsid="001636c3" officeooo:paragraph-rsid="00580f2c"/>
    </style:style>
    <style:style style:name="P24" style:family="paragraph" style:parent-style-name="Standard">
      <style:text-properties officeooo:rsid="001636c3" officeooo:paragraph-rsid="005b218c"/>
    </style:style>
    <style:style style:name="P25" style:family="paragraph" style:parent-style-name="Standard">
      <style:text-properties officeooo:paragraph-rsid="001636c3"/>
    </style:style>
    <style:style style:name="P26" style:family="paragraph" style:parent-style-name="Standard">
      <style:text-properties fo:font-size="12pt" officeooo:rsid="002ed88c" officeooo:paragraph-rsid="002ed88c" style:font-size-asian="12pt" style:font-size-complex="12pt"/>
    </style:style>
    <style:style style:name="P27" style:family="paragraph" style:parent-style-name="Standard">
      <style:text-properties fo:font-size="12pt" officeooo:rsid="003f6fe5" officeooo:paragraph-rsid="003f6fe5" style:font-size-asian="12pt" style:font-size-complex="12pt"/>
    </style:style>
    <style:style style:name="P28" style:family="paragraph" style:parent-style-name="Standard">
      <style:text-properties fo:font-size="6.40000009536743pt" officeooo:rsid="002ed88c" officeooo:paragraph-rsid="002ed88c" style:font-size-asian="6.40000009536743pt" style:font-size-complex="6.40000009536743pt"/>
    </style:style>
    <style:style style:name="P29" style:family="paragraph" style:parent-style-name="Standard">
      <style:text-properties fo:color="#820f71" style:font-name="Inconsolata" fo:font-size="12pt" officeooo:rsid="002ed88c" officeooo:paragraph-rsid="002ed88c" style:font-size-asian="12pt" style:font-size-complex="12pt"/>
    </style:style>
    <style:style style:name="P30" style:family="paragraph" style:parent-style-name="Standard">
      <style:text-properties officeooo:paragraph-rsid="002722ad"/>
    </style:style>
    <style:style style:name="P31" style:family="paragraph" style:parent-style-name="Standard">
      <style:text-properties officeooo:paragraph-rsid="005da872"/>
    </style:style>
    <style:style style:name="P32" style:family="paragraph" style:parent-style-name="Standard">
      <style:text-properties style:font-name="Inconsolata" officeooo:rsid="00170548" officeooo:paragraph-rsid="0050667a"/>
    </style:style>
    <style:style style:name="P33" style:family="paragraph" style:parent-style-name="Standard">
      <style:text-properties style:font-name="Inconsolata" officeooo:rsid="003ecb1b" officeooo:paragraph-rsid="0050667a"/>
    </style:style>
    <style:style style:name="P34" style:family="paragraph" style:parent-style-name="Standard">
      <style:text-properties style:font-name="Inconsolata" officeooo:rsid="003ecb1b" officeooo:paragraph-rsid="0053d414"/>
    </style:style>
    <style:style style:name="P35" style:family="paragraph" style:parent-style-name="Standard">
      <style:text-properties style:font-name="Inconsolata" officeooo:rsid="005b218c" officeooo:paragraph-rsid="005b218c"/>
    </style:style>
    <style:style style:name="P36" style:family="paragraph" style:parent-style-name="Standard">
      <style:text-properties style:font-name="Inconsolata" officeooo:rsid="0053f622" officeooo:paragraph-rsid="00643eff"/>
    </style:style>
    <style:style style:name="P37" style:family="paragraph" style:parent-style-name="Standard">
      <style:text-properties style:font-name="Inconsolata" officeooo:rsid="001636c3" officeooo:paragraph-rsid="0052e318"/>
    </style:style>
    <style:style style:name="P38" style:family="paragraph" style:parent-style-name="Standard">
      <style:text-properties style:font-name="Inconsolata" officeooo:rsid="001636c3" officeooo:paragraph-rsid="00643eff"/>
    </style:style>
    <style:style style:name="P39" style:family="paragraph" style:parent-style-name="Standard">
      <style:text-properties style:font-name="Inconsolata" officeooo:rsid="00643eff" officeooo:paragraph-rsid="00643eff"/>
    </style:style>
    <style:style style:name="P40" style:family="paragraph" style:parent-style-name="Standard">
      <style:text-properties fo:font-variant="normal" fo:text-transform="none" fo:color="#222222" style:font-name="Inconsolata" fo:letter-spacing="normal" officeooo:rsid="0056eae8" officeooo:paragraph-rsid="005da872"/>
    </style:style>
    <style:style style:name="P41" style:family="paragraph" style:parent-style-name="Standard">
      <style:text-properties fo:font-variant="normal" fo:text-transform="none" fo:color="#222222" style:font-name="Inconsolata" fo:letter-spacing="normal" officeooo:rsid="00643eff" officeooo:paragraph-rsid="00643eff"/>
    </style:style>
    <style:style style:name="P42" style:family="paragraph" style:parent-style-name="Standard">
      <style:text-properties officeooo:rsid="001636c3" officeooo:paragraph-rsid="00643eff"/>
    </style:style>
    <style:style style:name="P43" style:family="paragraph" style:parent-style-name="Standard">
      <style:text-properties officeooo:rsid="001636c3" officeooo:paragraph-rsid="005542eb"/>
    </style:style>
    <style:style style:name="P44" style:family="paragraph" style:parent-style-name="Standard">
      <style:text-properties fo:color="#003c3d" style:font-name="Nuhalin 3" fo:font-size="8pt" officeooo:rsid="0023e3f0" officeooo:paragraph-rsid="00643eff" style:font-size-asian="8pt" style:font-size-complex="8pt"/>
    </style:style>
    <style:style style:name="P45" style:family="paragraph" style:parent-style-name="Standard">
      <style:text-properties fo:color="#003c3d" style:font-name="Nuhalin 3" fo:font-size="6.40000009536743pt" officeooo:rsid="0023e3f0" officeooo:paragraph-rsid="00643eff" style:font-size-asian="6.40000009536743pt" style:font-size-complex="6.40000009536743pt"/>
    </style:style>
    <style:style style:name="P46" style:family="paragraph" style:parent-style-name="Standard">
      <style:text-properties fo:font-size="12pt" officeooo:rsid="003f6fe5" officeooo:paragraph-rsid="00643eff" style:font-size-asian="12pt" style:font-size-complex="12pt"/>
    </style:style>
    <style:style style:name="T1" style:family="text">
      <style:text-properties style:font-name="Inconsolata"/>
    </style:style>
    <style:style style:name="T2" style:family="text">
      <style:text-properties style:font-name="Inconsolata" officeooo:rsid="001636c3"/>
    </style:style>
    <style:style style:name="T3" style:family="text">
      <style:text-properties style:font-name="Inconsolata" officeooo:rsid="0016a023"/>
    </style:style>
    <style:style style:name="T4" style:family="text">
      <style:text-properties style:font-name="Inconsolata" officeooo:rsid="00170548"/>
    </style:style>
    <style:style style:name="T5" style:family="text">
      <style:text-properties style:font-name="Inconsolata" officeooo:rsid="00196c27"/>
    </style:style>
    <style:style style:name="T6" style:family="text">
      <style:text-properties style:font-name="Inconsolata" officeooo:rsid="001da1d7"/>
    </style:style>
    <style:style style:name="T7" style:family="text">
      <style:text-properties style:font-name="Inconsolata" officeooo:rsid="0021aad5"/>
    </style:style>
    <style:style style:name="T8" style:family="text">
      <style:text-properties style:font-name="Inconsolata" officeooo:rsid="0021e54d"/>
    </style:style>
    <style:style style:name="T9" style:family="text">
      <style:text-properties style:font-name="Inconsolata" officeooo:rsid="0023e3f0"/>
    </style:style>
    <style:style style:name="T10" style:family="text">
      <style:text-properties style:font-name="Inconsolata" officeooo:rsid="002722ad"/>
    </style:style>
    <style:style style:name="T11" style:family="text">
      <style:text-properties style:font-name="Inconsolata" officeooo:rsid="0027760c"/>
    </style:style>
    <style:style style:name="T12" style:family="text">
      <style:text-properties style:font-name="Inconsolata" officeooo:rsid="00288dad"/>
    </style:style>
    <style:style style:name="T13" style:family="text">
      <style:text-properties style:font-name="Inconsolata" officeooo:rsid="002ed88c"/>
    </style:style>
    <style:style style:name="T14" style:family="text">
      <style:text-properties style:font-name="Inconsolata" officeooo:rsid="003251bd"/>
    </style:style>
    <style:style style:name="T15" style:family="text">
      <style:text-properties style:font-name="Inconsolata" officeooo:rsid="0033ede2"/>
    </style:style>
    <style:style style:name="T16" style:family="text">
      <style:text-properties style:font-name="Inconsolata" officeooo:rsid="0039046a"/>
    </style:style>
    <style:style style:name="T17" style:family="text">
      <style:text-properties style:font-name="Inconsolata" officeooo:rsid="00397352"/>
    </style:style>
    <style:style style:name="T18" style:family="text">
      <style:text-properties style:font-name="Inconsolata" officeooo:rsid="003c0eb1"/>
    </style:style>
    <style:style style:name="T19" style:family="text">
      <style:text-properties style:font-name="Inconsolata" officeooo:rsid="003ecb1b"/>
    </style:style>
    <style:style style:name="T20" style:family="text">
      <style:text-properties style:font-name="Inconsolata" officeooo:rsid="004d9f21"/>
    </style:style>
    <style:style style:name="T21" style:family="text">
      <style:text-properties style:font-name="Inconsolata" officeooo:rsid="0050667a"/>
    </style:style>
    <style:style style:name="T22" style:family="text">
      <style:text-properties style:font-name="Inconsolata" officeooo:rsid="001880f8"/>
    </style:style>
    <style:style style:name="T23" style:family="text">
      <style:text-properties style:font-name="Inconsolata" officeooo:rsid="005542eb"/>
    </style:style>
    <style:style style:name="T24" style:family="text">
      <style:text-properties style:font-name="Inconsolata" officeooo:rsid="0056eae8"/>
    </style:style>
    <style:style style:name="T25" style:family="text">
      <style:text-properties style:font-name="Inconsolata" officeooo:rsid="00580f2c"/>
    </style:style>
    <style:style style:name="T26" style:family="text">
      <style:text-properties fo:color="#820f71"/>
    </style:style>
    <style:style style:name="T27" style:family="text">
      <style:text-properties fo:color="#820f71" style:font-name="Inconsolata"/>
    </style:style>
    <style:style style:name="T28" style:family="text">
      <style:text-properties fo:color="#820f71" style:font-name="Inconsolata" officeooo:rsid="001636c3"/>
    </style:style>
    <style:style style:name="T29" style:family="text">
      <style:text-properties fo:color="#820f71" style:font-name="Inconsolata" officeooo:rsid="001da1d7"/>
    </style:style>
    <style:style style:name="T30" style:family="text">
      <style:text-properties fo:color="#820f71" style:font-name="Inconsolata" officeooo:rsid="001e1ecc"/>
    </style:style>
    <style:style style:name="T31" style:family="text">
      <style:text-properties fo:color="#820f71" style:font-name="Inconsolata" officeooo:rsid="0021e54d"/>
    </style:style>
    <style:style style:name="T32" style:family="text">
      <style:text-properties fo:color="#820f71" style:font-name="Inconsolata" officeooo:rsid="0023e3f0"/>
    </style:style>
    <style:style style:name="T33" style:family="text">
      <style:text-properties fo:color="#820f71" style:font-name="Inconsolata" officeooo:rsid="00397352"/>
    </style:style>
    <style:style style:name="T34" style:family="text">
      <style:text-properties fo:color="#820f71" style:font-name="Inconsolata" officeooo:rsid="003cd620"/>
    </style:style>
    <style:style style:name="T35" style:family="text">
      <style:text-properties fo:color="#820f71" style:font-name="Inconsolata" officeooo:rsid="0047e323"/>
    </style:style>
    <style:style style:name="T36" style:family="text">
      <style:text-properties fo:color="#820f71" style:font-name="Inconsolata" officeooo:rsid="004d9f21"/>
    </style:style>
    <style:style style:name="T37" style:family="text">
      <style:text-properties fo:color="#820f71" style:font-name="Inconsolata" officeooo:rsid="0050667a"/>
    </style:style>
    <style:style style:name="T38" style:family="text">
      <style:text-properties fo:color="#820f71" style:font-name="Inconsolata" officeooo:rsid="0016a023"/>
    </style:style>
    <style:style style:name="T39" style:family="text">
      <style:text-properties fo:color="#820f71" style:font-name="Inconsolata" officeooo:rsid="005542eb"/>
    </style:style>
    <style:style style:name="T40" style:family="text">
      <style:text-properties fo:color="#820f71" style:font-name="Inconsolata" officeooo:rsid="00580f2c"/>
    </style:style>
    <style:style style:name="T41" style:family="text">
      <style:text-properties fo:color="#820f71" style:font-name="Inconsolata" officeooo:rsid="005da872"/>
    </style:style>
    <style:style style:name="T42" style:family="text">
      <style:text-properties fo:color="#003c3d" style:font-name="Nuhalin 3"/>
    </style:style>
    <style:style style:name="T43" style:family="text">
      <style:text-properties fo:color="#003c3d" style:font-name="Nuhalin 3" officeooo:rsid="001ff9da"/>
    </style:style>
    <style:style style:name="T44" style:family="text">
      <style:text-properties fo:color="#003c3d" style:font-name="Nuhalin 3" fo:font-size="6.40000009536743pt" style:font-size-asian="6.40000009536743pt" style:font-size-complex="6.40000009536743pt"/>
    </style:style>
    <style:style style:name="T45" style:family="text">
      <style:text-properties fo:color="#003c3d" style:font-name="Nuhalin 3" fo:font-size="6.40000009536743pt" officeooo:rsid="0023e3f0" style:font-size-asian="6.40000009536743pt" style:font-size-complex="6.40000009536743pt"/>
    </style:style>
    <style:style style:name="T46" style:family="text">
      <style:text-properties fo:color="#003c3d" style:font-name="Nuhalin 3" fo:font-size="6.40000009536743pt" officeooo:rsid="0021e54d" style:font-size-asian="6.40000009536743pt" style:font-size-complex="6.40000009536743pt"/>
    </style:style>
    <style:style style:name="T47" style:family="text">
      <style:text-properties fo:color="#003c3d" style:font-name="Nuhalin 3" fo:font-size="6.40000009536743pt" officeooo:rsid="001ff9da" style:font-size-asian="6.40000009536743pt" style:font-size-complex="6.40000009536743pt"/>
    </style:style>
    <style:style style:name="T48" style:family="text">
      <style:text-properties fo:color="#003c3d" style:font-name="Nuhalin 3" fo:font-size="6.40000009536743pt" officeooo:rsid="001e1ecc" style:font-size-asian="6.40000009536743pt" style:font-size-complex="6.40000009536743pt"/>
    </style:style>
    <style:style style:name="T49" style:family="text">
      <style:text-properties fo:color="#003c3d" style:font-name="Nuhalin 3" fo:font-size="6.40000009536743pt" officeooo:rsid="001da1d7" style:font-size-asian="6.40000009536743pt" style:font-size-complex="6.40000009536743pt"/>
    </style:style>
    <style:style style:name="T50" style:family="text">
      <style:text-properties fo:color="#003c3d" style:font-name="Nuhalin 3" fo:font-size="6.40000009536743pt" officeooo:rsid="001636c3" style:font-size-asian="6.40000009536743pt" style:font-size-complex="6.40000009536743pt"/>
    </style:style>
    <style:style style:name="T51" style:family="text">
      <style:text-properties fo:color="#003c3d" style:font-name="Nuhalin 3" fo:font-size="6.40000009536743pt" officeooo:rsid="004deca3" style:font-size-asian="6.40000009536743pt" style:font-size-complex="6.40000009536743pt"/>
    </style:style>
    <style:style style:name="T52" style:family="text">
      <style:text-properties fo:color="#003c3d" style:font-name="Nuhalin 3" fo:font-size="6.40000009536743pt" officeooo:rsid="0050667a" style:font-size-asian="6.40000009536743pt" style:font-size-complex="6.40000009536743pt"/>
    </style:style>
    <style:style style:name="T53" style:family="text">
      <style:text-properties fo:color="#003c3d" style:font-name="Nuhalin 3" fo:font-size="6.40000009536743pt" officeooo:rsid="00580f2c" style:font-size-asian="6.40000009536743pt" style:font-size-complex="6.40000009536743pt"/>
    </style:style>
    <style:style style:name="T54" style:family="text">
      <style:text-properties fo:color="#003c3d" style:font-name="Nuhalin 3" fo:font-size="6.40000009536743pt" officeooo:rsid="005da872" style:font-size-asian="6.40000009536743pt" style:font-size-complex="6.40000009536743pt"/>
    </style:style>
    <style:style style:name="T55" style:family="text">
      <style:text-properties fo:color="#003c3d" style:font-name="Nuhalin 3" fo:font-size="6.40000009536743pt" officeooo:rsid="00643eff" style:font-size-asian="6.40000009536743pt" style:font-size-complex="6.40000009536743pt"/>
    </style:style>
    <style:style style:name="T56" style:family="text">
      <style:text-properties fo:color="#003c3d" style:font-name="Inconsolata" fo:font-size="12pt" officeooo:rsid="001636c3" style:font-size-asian="12pt" style:font-size-complex="12pt"/>
    </style:style>
    <style:style style:name="T57" style:family="text">
      <style:text-properties fo:color="#003c3d" style:font-name="Inconsolata" fo:font-size="12pt" officeooo:rsid="0050667a" style:font-size-asian="12pt" style:font-size-complex="12pt"/>
    </style:style>
    <style:style style:name="T58" style:family="text">
      <style:text-properties fo:color="#ce181e" style:font-name="Inconsolata" style:text-underline-style="none"/>
    </style:style>
    <style:style style:name="T59" style:family="text">
      <style:text-properties fo:color="#ce181e" style:font-name="Inconsolata" style:text-underline-style="none" officeooo:rsid="003251bd"/>
    </style:style>
    <style:style style:name="T60" style:family="text">
      <style:text-properties fo:color="#ce181e" style:font-name="Inconsolata" style:text-underline-style="none" officeooo:rsid="0016a023"/>
    </style:style>
    <style:style style:name="T61" style:family="text">
      <style:text-properties fo:color="#ce181e" style:font-name="Inconsolata" style:text-underline-style="none" officeooo:rsid="00170548"/>
    </style:style>
    <style:style style:name="T62" style:family="text">
      <style:text-properties fo:color="#ce181e" style:font-name="Inconsolata" style:text-underline-style="none" officeooo:rsid="00196c27"/>
    </style:style>
    <style:style style:name="T63" style:family="text">
      <style:text-properties fo:color="#ce181e" style:font-name="Inconsolata" officeooo:rsid="003251bd"/>
    </style:style>
    <style:style style:name="T64" style:family="text">
      <style:text-properties fo:color="#ce181e" style:font-name="Inconsolata" officeooo:rsid="0033ede2"/>
    </style:style>
    <style:style style:name="T65" style:family="text">
      <style:text-properties fo:color="#ce181e" style:font-name="Inconsolata" officeooo:rsid="00397352"/>
    </style:style>
    <style:style style:name="T66" style:family="text">
      <style:text-properties fo:font-variant="normal" fo:text-transform="none" fo:color="#222222" style:font-name="Inconsolata" fo:letter-spacing="normal" officeooo:rsid="0056eae8"/>
    </style:style>
    <style:style style:name="T67" style:family="text">
      <style:text-properties fo:font-variant="normal" fo:text-transform="none" fo:color="#222222" style:font-name="Inconsolata" fo:letter-spacing="normal" officeooo:rsid="005da872"/>
    </style:style>
    <style:style style:name="T68" style:family="text">
      <style:text-properties fo:font-variant="normal" fo:text-transform="none" fo:color="#222222" style:font-name="Inconsolata" fo:letter-spacing="normal" officeooo:rsid="00643e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...................................................................................</text:p>
      <text:p text:style-name="P30"><text:span text:style-name="T56">nuhAlin</text:span><text:span text:style-name="T2"> <text:s text:c="2"/></text:span><text:span text:style-name="T38">keyboard <text:s/></text:span><text:span text:style-name="T2"><text:s/>English </text:span><text:span text:style-name="T22">(pronunciation and/or commentary if necessary)</text:span></text:p>
      <text:p text:style-name="P5"/>
      <text:p text:style-name="P6">...................................................................................</text:p>
      <text:p text:style-name="P15"><text:span text:style-name="T46">?</text:span><text:span text:style-name="T1"> <text:s text:c="2"/></text:span><text:span text:style-name="T32">?</text:span><text:span text:style-name="T8"> <text:s text:c="2"/></text:span><text:span text:style-name="T9">n</text:span><text:span text:style-name="T8">umbers</text:span></text:p>
      <text:p text:style-name="P1"/>
      <text:p text:style-name="P5"><text:span text:style-name="T44">0</text:span> <text:s text:c="2"/><text:span text:style-name="T26">0</text:span> <text:s text:c="2"/>0</text:p>
      <text:p text:style-name="P5"><text:span text:style-name="T44">1</text:span> <text:s text:c="2"/><text:span text:style-name="T26">1</text:span> <text:s text:c="2"/>1</text:p>
      <text:p text:style-name="P5"><text:span text:style-name="T44">2</text:span> <text:s text:c="2"/><text:span text:style-name="T26">2</text:span> <text:s text:c="2"/>2</text:p>
      <text:p text:style-name="P5"><text:span text:style-name="T44">3</text:span> <text:s text:c="2"/><text:span text:style-name="T26">3</text:span> <text:s text:c="2"/>3</text:p>
      <text:p text:style-name="P5"><text:span text:style-name="T44">4</text:span> <text:s text:c="2"/><text:span text:style-name="T26">4</text:span> <text:s text:c="2"/>4</text:p>
      <text:p text:style-name="P5"><text:span text:style-name="T44">5</text:span> <text:s text:c="2"/><text:span text:style-name="T26">5</text:span> <text:s text:c="2"/>5</text:p>
      <text:p text:style-name="P25"><text:span text:style-name="T50">6</text:span><text:span text:style-name="T2"> <text:s text:c="2"/></text:span><text:span text:style-name="T28">6</text:span><text:span text:style-name="T2"> <text:s text:c="2"/>6</text:span></text:p>
      <text:p text:style-name="P14"><text:span text:style-name="T44">7</text:span><text:span text:style-name="T1"> <text:s text:c="2"/></text:span><text:span text:style-name="T27">7</text:span><text:span text:style-name="T1"> <text:s text:c="2"/>7</text:span></text:p>
      <text:p text:style-name="P14"><text:span text:style-name="T44">8</text:span><text:span text:style-name="T1"> <text:s text:c="2"/></text:span><text:span text:style-name="T27">8</text:span><text:span text:style-name="T1"> <text:s text:c="2"/>8</text:span></text:p>
      <text:p text:style-name="P14"><text:span text:style-name="T44">!</text:span><text:span text:style-name="T1"> <text:s text:c="2"/></text:span><text:span text:style-name="T27">!</text:span><text:span text:style-name="T1"> <text:s text:c="2"/>9</text:span></text:p>
      <text:p text:style-name="P14"><text:span text:style-name="T44">@</text:span><text:span text:style-name="T1"> <text:s text:c="2"/></text:span><text:span text:style-name="T27">@</text:span><text:span text:style-name="T1"> <text:s text:c="2"/>10</text:span></text:p>
      <text:p text:style-name="P14"><text:span text:style-name="T44">#</text:span><text:span text:style-name="T1"> <text:s text:c="2"/></text:span><text:span text:style-name="T27">#</text:span><text:span text:style-name="T1"> <text:s text:c="2"/>11</text:span></text:p>
      <text:p text:style-name="P14"><text:span text:style-name="T44">$</text:span><text:span text:style-name="T1"> <text:s text:c="2"/></text:span><text:span text:style-name="T27">$</text:span><text:span text:style-name="T1"> <text:s text:c="2"/>12</text:span></text:p>
      <text:p text:style-name="P14"><text:span text:style-name="T44">%</text:span><text:span text:style-name="T1"> <text:s text:c="2"/></text:span><text:span text:style-name="T27">%</text:span><text:span text:style-name="T1"> <text:s text:c="2"/>13</text:span></text:p>
      <text:p text:style-name="P14"><text:span text:style-name="T44">^</text:span><text:span text:style-name="T1"> <text:s text:c="2"/></text:span><text:span text:style-name="T27">^</text:span><text:span text:style-name="T1"> <text:s text:c="2"/>14</text:span></text:p>
      <text:p text:style-name="P14"><text:span text:style-name="T44">&amp;</text:span><text:span text:style-name="T1"> <text:s text:c="2"/></text:span><text:span text:style-name="T27">&amp;</text:span><text:span text:style-name="T1"> <text:s text:c="2"/>15</text:span></text:p>
      <text:p text:style-name="P5"/>
      <text:p text:style-name="P6">...................................................................................</text:p>
      <text:p text:style-name="P17"><text:span text:style-name="T45">?</text:span><text:span text:style-name="T1"> <text:s text:c="2"/></text:span><text:span text:style-name="T32">?</text:span><text:span text:style-name="T8"> <text:s text:c="2"/></text:span><text:span text:style-name="T9">weak vowel</text:span><text:span text:style-name="T11">s</text:span></text:p>
      <text:p text:style-name="P9"/>
      <text:p text:style-name="P13"><text:span text:style-name="T44">i</text:span><text:span text:style-name="T1"> <text:s text:c="2"/></text:span><text:span text:style-name="T27">i</text:span><text:span text:style-name="T1"> <text:s text:c="2"/></text:span><text:span text:style-name="T3">i</text:span><text:span text:style-name="T1"> (f</text:span><text:span text:style-name="T58">ee</text:span><text:span text:style-name="T1">ble)</text:span></text:p>
      <text:p text:style-name="P13"><text:span text:style-name="T44">e</text:span><text:span text:style-name="T1"> <text:s text:c="2"/></text:span><text:span text:style-name="T27">e</text:span><text:span text:style-name="T1"> <text:s text:c="2"/>e (</text:span><text:span text:style-name="T3">m</text:span><text:span text:style-name="T60">e</text:span><text:span text:style-name="T3">lee</text:span><text:span text:style-name="T1">)</text:span></text:p>
      <text:p text:style-name="P13"><text:span text:style-name="T44">é</text:span><text:span text:style-name="T1"> <text:s text:c="2"/></text:span><text:span text:style-name="T27">é</text:span><text:span text:style-name="T1"> <text:s text:c="2"/>é (</text:span><text:span text:style-name="T3">n</text:span><text:span text:style-name="T60">e</text:span><text:span text:style-name="T3">bula</text:span><text:span text:style-name="T1">)</text:span></text:p>
      <text:p text:style-name="P13"><text:span text:style-name="T44">a</text:span><text:span text:style-name="T1"> <text:s text:c="2"/></text:span><text:span text:style-name="T27">a</text:span><text:span text:style-name="T1"> <text:s text:c="2"/>a </text:span><text:span text:style-name="T3">(</text:span><text:span text:style-name="T61">u</text:span><text:span text:style-name="T4">nder</text:span><text:span text:style-name="T3">)</text:span></text:p>
      <text:p text:style-name="P13"><text:span text:style-name="T44">á</text:span><text:span text:style-name="T1"> <text:s text:c="2"/></text:span><text:span text:style-name="T27">á</text:span><text:span text:style-name="T1"> <text:s text:c="2"/>á </text:span><text:span text:style-name="T3">(</text:span><text:span text:style-name="T61">a</text:span><text:span text:style-name="T4">rcher</text:span><text:span text:style-name="T3">)</text:span></text:p>
      <text:p text:style-name="P13"><text:span text:style-name="T44">o</text:span><text:span text:style-name="T1"> <text:s text:c="2"/></text:span><text:span text:style-name="T27">o</text:span><text:span text:style-name="T1"> <text:s text:c="2"/>o </text:span><text:span text:style-name="T4">(</text:span><text:span text:style-name="T5">b</text:span><text:span text:style-name="T62">o</text:span><text:span text:style-name="T5">wl</text:span><text:span text:style-name="T4">)</text:span></text:p>
      <text:p text:style-name="P13"><text:span text:style-name="T44">ó</text:span><text:span text:style-name="T1"> <text:s text:c="2"/></text:span><text:span text:style-name="T27">ó</text:span><text:span text:style-name="T1"> <text:s text:c="2"/>ó </text:span><text:span text:style-name="T4">(t</text:span><text:span text:style-name="T61">o</text:span><text:span text:style-name="T4">rch)</text:span></text:p>
      <text:p text:style-name="P13"><text:span text:style-name="T44">u</text:span><text:span text:style-name="T1"> <text:s text:c="2"/></text:span><text:span text:style-name="T27">u</text:span><text:span text:style-name="T1"> <text:s text:c="2"/>u </text:span><text:span text:style-name="T4">(</text:span><text:span text:style-name="T62">oo</text:span><text:span text:style-name="T5">ze</text:span><text:span text:style-name="T4">)</text:span></text:p>
      <text:p text:style-name="P7"/>
      <text:p text:style-name="P6">...................................................................................</text:p>
      <text:p text:style-name="P16"><text:span text:style-name="T46">?</text:span><text:span text:style-name="T1"> <text:s text:c="2"/></text:span><text:span text:style-name="T32">?</text:span><text:span text:style-name="T8"> <text:s text:c="2"/></text:span><text:span text:style-name="T9">strong vowels</text:span></text:p>
      <text:p text:style-name="P10"/>
      <text:p text:style-name="P16"><text:span text:style-name="T10">Strong vowels have the same pronunciation as their weak counterpart</text:span><text:span text:style-name="T12">s</text:span><text:span text:style-name="T10">, but </text:span><text:span text:style-name="T12">they are</text:span><text:span text:style-name="T10"> tonic. Being tonic means that if a word has more than one vowel, one of them must be the </text:span><text:span text:style-name="T12">loud</text:span><text:span text:style-name="T10"> point in the word, therefore a strong vowel.</text:span></text:p>
      <text:p text:style-name="P11"/>
      <text:p text:style-name="P15"><text:span text:style-name="T46">I</text:span><text:span text:style-name="T1"> <text:s text:c="2"/></text:span><text:span text:style-name="T31">I </text:span><text:span text:style-name="T1"><text:s text:c="2"/></text:span><text:span text:style-name="T8">I</text:span></text:p>
      <text:p text:style-name="P13"><text:span text:style-name="T46">E</text:span><text:span text:style-name="T1"> <text:s text:c="2"/></text:span><text:span text:style-name="T31">E </text:span><text:span text:style-name="T1"><text:s text:c="2"/></text:span><text:span text:style-name="T8">E</text:span></text:p>
      <text:p text:style-name="P13"><text:span text:style-name="T46">É </text:span><text:span text:style-name="T1"><text:s text:c="2"/></text:span><text:span text:style-name="T31">É </text:span><text:span text:style-name="T1"><text:s text:c="2"/></text:span><text:span text:style-name="T8">É</text:span></text:p>
      <text:p text:style-name="P13"><text:span text:style-name="T46">A</text:span><text:span text:style-name="T1"> <text:s text:c="2"/></text:span><text:span text:style-name="T31">A </text:span><text:span text:style-name="T1"><text:s text:c="2"/></text:span><text:span text:style-name="T8">A</text:span></text:p>
      <text:p text:style-name="P13"><text:span text:style-name="T46">Á</text:span><text:span text:style-name="T1"> <text:s text:c="2"/></text:span><text:span text:style-name="T31">Á </text:span><text:span text:style-name="T1"><text:s text:c="2"/></text:span><text:span text:style-name="T8">Á</text:span></text:p>
      <text:p text:style-name="P13"><text:span text:style-name="T46">O</text:span><text:span text:style-name="T1"> <text:s text:c="2"/></text:span><text:span text:style-name="T31">O </text:span><text:span text:style-name="T1"><text:s text:c="2"/></text:span><text:span text:style-name="T8">O</text:span></text:p>
      <text:p text:style-name="P13"><text:span text:style-name="T46">Ó</text:span><text:span text:style-name="T1"> <text:s text:c="2"/></text:span><text:span text:style-name="T31">Ó </text:span><text:span text:style-name="T1"><text:s text:c="2"/></text:span><text:span text:style-name="T8">Ó</text:span></text:p>
      <text:p text:style-name="P13"><text:span text:style-name="T46">U</text:span><text:span text:style-name="T1"> <text:s text:c="2"/></text:span><text:span text:style-name="T31">U </text:span><text:span text:style-name="T1"><text:s text:c="2"/></text:span><text:span text:style-name="T8">U</text:span></text:p>
      <text:p text:style-name="P12"/>
      <text:p text:style-name="P6"><text:soft-page-break/>...................................................................................</text:p>
      <text:p text:style-name="P16"><text:span text:style-name="T46">?</text:span><text:span text:style-name="T1"> <text:s text:c="2"/></text:span><text:span text:style-name="T32">? </text:span><text:span text:style-name="T8"><text:s text:c="2"/></text:span><text:span text:style-name="T9">consonant</text:span><text:span text:style-name="T10">s</text:span></text:p>
      <text:p text:style-name="P10"/>
      <text:p text:style-name="P15"><text:span text:style-name="T49">f</text:span><text:span text:style-name="T1"> <text:s text:c="2"/></text:span><text:span text:style-name="T29">f </text:span><text:span text:style-name="T31">or </text:span><text:span text:style-name="T29">F</text:span><text:span text:style-name="T1"> <text:s text:c="2"/></text:span><text:span text:style-name="T6">f</text:span><text:span text:style-name="T1"> </text:span><text:span text:style-name="T4">(</text:span><text:span text:style-name="T59">f</text:span><text:span text:style-name="T14">ast</text:span><text:span text:style-name="T4">)</text:span></text:p>
      <text:p text:style-name="P15"><text:span text:style-name="T49">v</text:span><text:span text:style-name="T1"> <text:s text:c="2"/></text:span><text:span text:style-name="T29">v </text:span><text:span text:style-name="T31">or </text:span><text:span text:style-name="T29">V</text:span><text:span text:style-name="T1"> <text:s text:c="2"/></text:span><text:span text:style-name="T6">v</text:span><text:span text:style-name="T1"> </text:span><text:span text:style-name="T4">(</text:span><text:span text:style-name="T59">v</text:span><text:span text:style-name="T14">ague</text:span><text:span text:style-name="T4">)</text:span></text:p>
      <text:p text:style-name="P13"><text:span text:style-name="T49">s</text:span><text:span text:style-name="T1"> <text:s text:c="2"/></text:span><text:span text:style-name="T29">s </text:span><text:span text:style-name="T31">or </text:span><text:span text:style-name="T29">S</text:span><text:span text:style-name="T1"> <text:s text:c="2"/></text:span><text:span text:style-name="T6">s</text:span><text:span text:style-name="T1"> </text:span><text:span text:style-name="T4">(</text:span><text:span text:style-name="T59">s</text:span><text:span text:style-name="T14">ound</text:span><text:span text:style-name="T4">)</text:span></text:p>
      <text:p text:style-name="P13"><text:span text:style-name="T49">z</text:span><text:span text:style-name="T1"> <text:s text:c="2"/></text:span><text:span text:style-name="T29">z </text:span><text:span text:style-name="T31">or </text:span><text:span text:style-name="T29">Z</text:span><text:span text:style-name="T1"> <text:s text:c="2"/></text:span><text:span text:style-name="T6">z</text:span><text:span text:style-name="T1"> </text:span><text:span text:style-name="T4">(</text:span><text:span text:style-name="T59">z</text:span><text:span text:style-name="T14">ebra</text:span><text:span text:style-name="T4">)</text:span></text:p>
      <text:p text:style-name="P13"><text:span text:style-name="T49">x</text:span><text:span text:style-name="T1"> <text:s text:c="2"/></text:span><text:span text:style-name="T29">x </text:span><text:span text:style-name="T31">or </text:span><text:span text:style-name="T29">X</text:span><text:span text:style-name="T1"> <text:s text:c="2"/></text:span><text:span text:style-name="T6">x</text:span><text:span text:style-name="T1"> </text:span><text:span text:style-name="T4">(</text:span><text:span text:style-name="T59">sh</text:span><text:span text:style-name="T14">ine</text:span><text:span text:style-name="T4">)</text:span></text:p>
      <text:p text:style-name="P20"><text:span text:style-name="T49">j</text:span><text:span text:style-name="T1"> <text:s text:c="2"/></text:span><text:span text:style-name="T29">j </text:span><text:span text:style-name="T31">or </text:span><text:span text:style-name="T29">J</text:span><text:span text:style-name="T1"> <text:s text:c="2"/></text:span><text:span text:style-name="T6">j</text:span><text:span text:style-name="T1"> </text:span><text:span text:style-name="T4">(</text:span><text:span text:style-name="T14">gara</text:span><text:span text:style-name="T59">g</text:span><text:span text:style-name="T14">e</text:span><text:span text:style-name="T21">)</text:span></text:p>
      <text:p text:style-name="P32"/>
      <text:p text:style-name="P13"><text:span text:style-name="T48">b</text:span><text:span text:style-name="T1"> <text:s text:c="2"/></text:span><text:span text:style-name="T30">b</text:span><text:span text:style-name="T29"> </text:span><text:span text:style-name="T31">or </text:span><text:span text:style-name="T30">B</text:span><text:span text:style-name="T1"> <text:s text:c="2"/></text:span><text:span text:style-name="T7">b</text:span><text:span text:style-name="T1"> </text:span><text:span text:style-name="T4">(</text:span><text:span text:style-name="T63">b</text:span><text:span text:style-name="T14">all</text:span><text:span text:style-name="T4">)</text:span></text:p>
      <text:p text:style-name="P13"><text:span text:style-name="T48">p</text:span><text:span text:style-name="T1"> <text:s text:c="2"/></text:span><text:span text:style-name="T30">p</text:span><text:span text:style-name="T29"> </text:span><text:span text:style-name="T31">or </text:span><text:span text:style-name="T30">P</text:span><text:span text:style-name="T1"> <text:s text:c="2"/></text:span><text:span text:style-name="T7">p</text:span><text:span text:style-name="T1"> </text:span><text:span text:style-name="T4">(</text:span><text:span text:style-name="T63">p</text:span><text:span text:style-name="T14">oint</text:span><text:span text:style-name="T4">)</text:span></text:p>
      <text:p text:style-name="P13"><text:span text:style-name="T48">d</text:span><text:span text:style-name="T1"> <text:s text:c="2"/></text:span><text:span text:style-name="T30">d</text:span><text:span text:style-name="T29"> </text:span><text:span text:style-name="T31">or </text:span><text:span text:style-name="T30">D</text:span><text:span text:style-name="T1"> <text:s text:c="2"/></text:span><text:span text:style-name="T7">d</text:span><text:span text:style-name="T1"> </text:span><text:span text:style-name="T4">(</text:span><text:span text:style-name="T63">d</text:span><text:span text:style-name="T14">oor</text:span><text:span text:style-name="T4">)</text:span></text:p>
      <text:p text:style-name="P13"><text:span text:style-name="T48">t</text:span><text:span text:style-name="T1"> <text:s text:c="2"/></text:span><text:span text:style-name="T30">t</text:span><text:span text:style-name="T29"> </text:span><text:span text:style-name="T31">or </text:span><text:span text:style-name="T30">T</text:span><text:span text:style-name="T1"> <text:s text:c="2"/></text:span><text:span text:style-name="T7">t</text:span><text:span text:style-name="T1"> </text:span><text:span text:style-name="T4">(</text:span><text:span text:style-name="T63">t</text:span><text:span text:style-name="T14">ent</text:span><text:span text:style-name="T4">)</text:span></text:p>
      <text:p text:style-name="P13"><text:span text:style-name="T48">g</text:span><text:span text:style-name="T1"> <text:s text:c="2"/></text:span><text:span text:style-name="T30">g</text:span><text:span text:style-name="T29"> </text:span><text:span text:style-name="T31">or </text:span><text:span text:style-name="T30">G</text:span><text:span text:style-name="T1"> <text:s text:c="2"/></text:span><text:span text:style-name="T7">g</text:span><text:span text:style-name="T1"> </text:span><text:span text:style-name="T4">(</text:span><text:span text:style-name="T63">g</text:span><text:span text:style-name="T14">ame</text:span><text:span text:style-name="T4">)</text:span></text:p>
      <text:p text:style-name="P20"><text:span text:style-name="T48">k</text:span><text:span text:style-name="T1"> <text:s text:c="2"/></text:span><text:span text:style-name="T30">k</text:span><text:span text:style-name="T29"> </text:span><text:span text:style-name="T31">or </text:span><text:span text:style-name="T30">K</text:span><text:span text:style-name="T1"> <text:s text:c="2"/></text:span><text:span text:style-name="T7">k</text:span><text:span text:style-name="T1"> </text:span><text:span text:style-name="T4">(</text:span><text:span text:style-name="T63">c</text:span><text:span text:style-name="T14">razy</text:span><text:span text:style-name="T21">)</text:span></text:p>
      <text:p text:style-name="P32"/>
      <text:p text:style-name="P13"><text:span text:style-name="T47">h</text:span><text:span text:style-name="T1"> <text:s text:c="2"/></text:span><text:span text:style-name="T30">h</text:span><text:span text:style-name="T29"> </text:span><text:span text:style-name="T31">or </text:span><text:span text:style-name="T30">H</text:span><text:span text:style-name="T1"> <text:s text:c="2"/></text:span><text:span text:style-name="T7">h</text:span><text:span text:style-name="T1"> </text:span><text:span text:style-name="T4">(</text:span><text:span text:style-name="T63">h</text:span><text:span text:style-name="T14">orse</text:span><text:span text:style-name="T4">)</text:span></text:p>
      <text:p text:style-name="P13"><text:span text:style-name="T47">y</text:span><text:span text:style-name="T1"> <text:s text:c="2"/></text:span><text:span text:style-name="T30">y</text:span><text:span text:style-name="T29"> </text:span><text:span text:style-name="T31">or </text:span><text:span text:style-name="T30">Y</text:span><text:span text:style-name="T1"> <text:s text:c="2"/></text:span><text:span text:style-name="T7">y</text:span><text:span text:style-name="T1"> </text:span><text:span text:style-name="T4">(</text:span><text:span text:style-name="T63">wr</text:span><text:span text:style-name="T14">ite</text:span><text:span text:style-name="T4">)</text:span></text:p>
      <text:p text:style-name="P13"><text:span text:style-name="T47">l</text:span><text:span text:style-name="T1"> <text:s text:c="2"/></text:span><text:span text:style-name="T30">l</text:span><text:span text:style-name="T29"> </text:span><text:span text:style-name="T31">or </text:span><text:span text:style-name="T30">L</text:span><text:span text:style-name="T1"> <text:s text:c="2"/></text:span><text:span text:style-name="T7">l</text:span><text:span text:style-name="T1"> </text:span><text:span text:style-name="T4">(</text:span><text:span text:style-name="T63">l</text:span><text:span text:style-name="T14">etter</text:span><text:span text:style-name="T4">)</text:span></text:p>
      <text:p text:style-name="P13"><text:span text:style-name="T47">r</text:span><text:span text:style-name="T1"> <text:s text:c="2"/></text:span><text:span text:style-name="T30">r</text:span><text:span text:style-name="T29"> </text:span><text:span text:style-name="T31">or </text:span><text:span text:style-name="T30">R</text:span><text:span text:style-name="T1"> <text:s text:c="2"/></text:span><text:span text:style-name="T7">r</text:span><text:span text:style-name="T1"> </text:span><text:span text:style-name="T4">(</text:span><text:span text:style-name="T15">unexists, think Portuguese’</text:span><text:span text:style-name="T18">s</text:span><text:span text:style-name="T15"> or Spanish’</text:span><text:span text:style-name="T18">s</text:span><text:span text:style-name="T15"> “r” as in “</text:span><text:span text:style-name="T64">r</text:span><text:span text:style-name="T15">ád</text:span><text:span text:style-name="T16">i</text:span><text:span text:style-name="T15">o”</text:span><text:span text:style-name="T4">)</text:span></text:p>
      <text:p text:style-name="P13"><text:span text:style-name="T47">n</text:span><text:span text:style-name="T1"> <text:s text:c="2"/></text:span><text:span text:style-name="T30">n</text:span><text:span text:style-name="T29"> </text:span><text:span text:style-name="T31">or </text:span><text:span text:style-name="T30">N</text:span><text:span text:style-name="T1"> <text:s text:c="2"/></text:span><text:span text:style-name="T7">n</text:span><text:span text:style-name="T1"> </text:span><text:span text:style-name="T4">(</text:span><text:span text:style-name="T64">n</text:span><text:span text:style-name="T15">est</text:span><text:span text:style-name="T4">)</text:span></text:p>
      <text:p text:style-name="P13"><text:span text:style-name="T47">m</text:span><text:span text:style-name="T1"> <text:s text:c="2"/></text:span><text:span text:style-name="T30">m</text:span><text:span text:style-name="T29"> </text:span><text:span text:style-name="T31">or </text:span><text:span text:style-name="T30">M</text:span><text:span text:style-name="T1"> <text:s text:c="2"/></text:span><text:span text:style-name="T7">m</text:span><text:span text:style-name="T1"> </text:span><text:span text:style-name="T4">(</text:span><text:span text:style-name="T64">m</text:span><text:span text:style-name="T15">oon</text:span><text:span text:style-name="T4">)</text:span></text:p>
      <text:p text:style-name="P39"/>
      <text:p text:style-name="P38">...................................................................................</text:p>
      <text:p text:style-name="P42"><text:span text:style-name="T46">?</text:span><text:span text:style-name="T1"> <text:s text:c="2"/></text:span><text:span text:style-name="T32">? <text:s/></text:span><text:span text:style-name="T8"><text:s/></text:span><text:span text:style-name="T19">ordered alphabet</text:span></text:p>
      <text:p text:style-name="P44"/>
      <text:p text:style-name="P45">ieéaáoóubpdtgkfvszxjhylrnm</text:p>
      <text:p text:style-name="P46"><text:span text:style-name="T32">i</text:span><text:span text:style-name="T27">eéaáoóu</text:span><text:span text:style-name="T35">fvszxjbpdtgkhylrnm</text:span></text:p>
      <text:p text:style-name="P39"/>
      <text:p text:style-name="P38">...................................................................................</text:p>
      <text:p text:style-name="P18"><text:span text:style-name="T46">?</text:span><text:span text:style-name="T1"> <text:s text:c="2"/></text:span><text:span text:style-name="T32">? <text:s/></text:span><text:span text:style-name="T8"><text:s/></text:span><text:span text:style-name="T19">artistic </text:span><text:span text:style-name="T13">alphabet</text:span></text:p>
      <text:p text:style-name="P12"/>
      <text:p text:style-name="P28"><text:span text:style-name="T43">i</text:span><text:span text:style-name="T42">eéaáoóu</text:span></text:p>
      <text:p text:style-name="P3"><text:s/>bpdtgk</text:p>
      <text:p text:style-name="P3"><text:s/>hynmrl</text:p>
      <text:p text:style-name="P3"><text:s/>fvszxj</text:p>
      <text:p text:style-name="P3">IEÉAÁOÓU</text:p>
      <text:p text:style-name="P12"/>
      <text:p text:style-name="P26"><text:span text:style-name="T30">i</text:span><text:span text:style-name="T27">eéaáoóu</text:span></text:p>
      <text:p text:style-name="P26"><text:span text:style-name="T27"><text:s/></text:span><text:span text:style-name="T34">BPDTGK</text:span></text:p>
      <text:p text:style-name="P26"><text:span text:style-name="T27"><text:s/></text:span><text:span text:style-name="T34">HYNMRL</text:span></text:p>
      <text:p text:style-name="P26"><text:span text:style-name="T27"><text:s/></text:span><text:span text:style-name="T34">FVSZXJ</text:span></text:p>
      <text:p text:style-name="P29">IEÉAÁOÓU</text:p>
      <text:p text:style-name="P38"/>
      <text:p text:style-name="P38"/>
      <text:p text:style-name="P38"/>
      <text:p text:style-name="P38"/>
      <text:p text:style-name="P39"/>
      <text:p text:style-name="P8"/>
      <text:p text:style-name="P8"/>
      <text:p text:style-name="P8"/>
      <text:p text:style-name="P8"><text:soft-page-break/>...................................................................................</text:p>
      <text:p text:style-name="P20"><text:span text:style-name="T46">?</text:span><text:span text:style-name="T1"> <text:s text:c="2"/></text:span><text:span text:style-name="T32">?</text:span><text:span text:style-name="T8"> <text:s text:c="2"/></text:span><text:span text:style-name="T21">symbols</text:span></text:p>
      <text:p text:style-name="P33"/>
      <text:p text:style-name="P23"><text:span text:style-name="T52">(</text:span><text:span text:style-name="T1"> <text:s text:c="2"/></text:span><text:span text:style-name="T37">(</text:span><text:span text:style-name="T8"> <text:s text:c="2"/></text:span><text:span text:style-name="T25">(</text:span></text:p>
      <text:p text:style-name="P23"><text:span text:style-name="T53">)</text:span><text:span text:style-name="T1"> <text:s text:c="2"/></text:span><text:span text:style-name="T40">)</text:span><text:span text:style-name="T8"> <text:s text:c="2"/></text:span><text:span text:style-name="T25">)</text:span></text:p>
      <text:p text:style-name="P23"><text:span text:style-name="T52">[</text:span><text:span text:style-name="T1"> <text:s text:c="2"/></text:span><text:span text:style-name="T37">[</text:span><text:span text:style-name="T8"> <text:s text:c="2"/></text:span><text:span text:style-name="T25">[</text:span></text:p>
      <text:p text:style-name="P23"><text:span text:style-name="T53">]</text:span><text:span text:style-name="T1"> <text:s text:c="2"/></text:span><text:span text:style-name="T40">]</text:span><text:span text:style-name="T8"> <text:s text:c="2"/></text:span><text:span text:style-name="T25">]</text:span></text:p>
      <text:p text:style-name="P23"><text:span text:style-name="T52">{</text:span><text:span text:style-name="T1"> <text:s text:c="2"/></text:span><text:span text:style-name="T37">{</text:span><text:span text:style-name="T8"> <text:s text:c="2"/></text:span><text:span text:style-name="T25">{</text:span></text:p>
      <text:p text:style-name="P23"><text:span text:style-name="T53">}</text:span><text:span text:style-name="T1"> <text:s text:c="2"/></text:span><text:span text:style-name="T40">}</text:span><text:span text:style-name="T8"> <text:s text:c="2"/></text:span><text:span text:style-name="T25">}</text:span></text:p>
      <text:p text:style-name="P41"/>
      <text:p text:style-name="P42"><text:span text:style-name="T46">?</text:span><text:span text:style-name="T1"> <text:s text:c="2"/></text:span><text:span text:style-name="T32">?</text:span><text:span text:style-name="T8"> <text:s text:c="2"/></text:span><text:span text:style-name="T21">?</text:span></text:p>
      <text:p text:style-name="P42"><text:span text:style-name="T46">,</text:span><text:span text:style-name="T1"> <text:s text:c="2"/></text:span><text:span text:style-name="T32">,</text:span><text:span text:style-name="T8"> <text:s text:c="2"/></text:span><text:span text:style-name="T21">,</text:span></text:p>
      <text:p text:style-name="P42"><text:span text:style-name="T46">.</text:span><text:span text:style-name="T1"> <text:s text:c="2"/></text:span><text:span text:style-name="T32">.</text:span><text:span text:style-name="T8"> <text:s text:c="2"/></text:span><text:span text:style-name="T21">.</text:span></text:p>
      <text:p text:style-name="P39"/>
      <text:p text:style-name="P43"><text:span text:style-name="T52">‘</text:span><text:span text:style-name="T1"> <text:s text:c="2"/></text:span><text:span text:style-name="T39">‘</text:span><text:span text:style-name="T8"> <text:s text:c="2"/></text:span><text:span text:style-name="T23">’</text:span></text:p>
      <text:p text:style-name="P24"><text:span text:style-name="T52">“</text:span><text:span text:style-name="T1"> <text:s text:c="2"/></text:span><text:span text:style-name="T37">“</text:span><text:span text:style-name="T8"> <text:s text:c="2"/></text:span><text:span text:style-name="T23">“</text:span></text:p>
      <text:p text:style-name="P35"/>
      <text:p text:style-name="P20"><text:span text:style-name="T52">&lt;</text:span><text:span text:style-name="T1"> <text:s text:c="2"/></text:span><text:span text:style-name="T37">&lt;</text:span><text:span text:style-name="T8"> <text:s text:c="2"/></text:span><text:span text:style-name="T24">&lt;</text:span></text:p>
      <text:p text:style-name="P20"><text:span text:style-name="T52">&gt;</text:span><text:span text:style-name="T1"> <text:s text:c="2"/></text:span><text:span text:style-name="T37">&gt;</text:span><text:span text:style-name="T8"> <text:s text:c="2"/></text:span><text:span text:style-name="T24">&gt;</text:span></text:p>
      <text:p text:style-name="P20"><text:span text:style-name="T52">=</text:span><text:span text:style-name="T1"> <text:s text:c="2"/></text:span><text:span text:style-name="T37">=</text:span><text:span text:style-name="T8"> <text:s text:c="2"/></text:span><text:span text:style-name="T24">=</text:span></text:p>
      <text:p text:style-name="P31"><text:span text:style-name="T46">:</text:span><text:span text:style-name="T2"> <text:s text:c="2"/></text:span><text:span text:style-name="T32">:</text:span><text:span text:style-name="T8"> <text:s text:c="2"/></text:span><text:span text:style-name="T66">≠</text:span></text:p>
      <text:p text:style-name="P40"/>
      <text:p text:style-name="P31"><text:span text:style-name="T54">+</text:span><text:span text:style-name="T2"> <text:s text:c="2"/></text:span><text:span text:style-name="T41">+</text:span><text:span text:style-name="T8"> <text:s text:c="2"/></text:span><text:span text:style-name="T67">+</text:span></text:p>
      <text:p text:style-name="P31"><text:span text:style-name="T46">*</text:span><text:span text:style-name="T2"> <text:s text:c="2"/></text:span><text:span text:style-name="T32">*</text:span><text:span text:style-name="T8"> <text:s text:c="2"/></text:span><text:span text:style-name="T68">*</text:span></text:p>
      <text:p text:style-name="P31"><text:span text:style-name="T54">9</text:span><text:span text:style-name="T2"> <text:s text:c="2"/></text:span><text:span text:style-name="T41">9</text:span><text:span text:style-name="T8"> <text:s text:c="2"/></text:span><text:span text:style-name="T67">^</text:span></text:p>
      <text:p text:style-name="P31"><text:span text:style-name="T46">-</text:span><text:span text:style-name="T2"> <text:s text:c="2"/></text:span><text:span text:style-name="T32">-</text:span><text:span text:style-name="T8"> <text:s text:c="2"/></text:span><text:span text:style-name="T67">-</text:span></text:p>
      <text:p text:style-name="P31"><text:span text:style-name="T46">/</text:span><text:span text:style-name="T2"> <text:s text:c="2"/></text:span><text:span text:style-name="T32">/</text:span><text:span text:style-name="T8"> <text:s text:c="2"/></text:span><text:span text:style-name="T67">/</text:span></text:p>
      <text:p text:style-name="P31"><text:span text:style-name="T46">_</text:span><text:span text:style-name="T2"> <text:s text:c="2"/></text:span><text:span text:style-name="T32">_</text:span><text:span text:style-name="T8"> <text:s text:c="2"/></text:span><text:span text:style-name="T67">√</text:span></text:p>
      <text:p text:style-name="P36"/>
      <text:p text:style-name="P37">...................................................................................</text:p>
      <text:p text:style-name="P20"><text:span text:style-name="T46">?</text:span><text:span text:style-name="T1"> <text:s text:c="2"/></text:span><text:span text:style-name="T32">? <text:s/></text:span><text:span text:style-name="T8"><text:s/></text:span><text:span text:style-name="T19">?</text:span>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Inconsolata" svg:font-family="Inconsolata" style:font-pitch="fixed"/>
    <style:font-face style:name="Nuhalin 3" svg:font-family="'Nuhalin 3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3:25:33.735423431</meta:creation-date>
    <dc:date>2018-06-17T20:34:26.628433638</dc:date>
    <meta:editing-duration>PT2H16M53S</meta:editing-duration>
    <meta:editing-cycles>57</meta:editing-cycles>
    <meta:generator>LibreOffice/6.0.4.2$Linux_X86_64 LibreOffice_project/00m0$Build-2</meta:generator>
    <meta:document-statistic meta:table-count="0" meta:image-count="0" meta:object-count="0" meta:page-count="3" meta:paragraph-count="102" meta:word-count="381" meta:character-count="2308" meta:non-whitespace-character-count="1703"/>
  </office:meta>
</office:document-meta>
</file>